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55a67d"/>
    </style:style>
    <style:style style:name="P9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0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2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58aa8b"/>
    </style:style>
    <style:style style:name="P14" style:family="paragraph" style:parent-style-name="Standard">
      <style:text-properties style:font-name="Arial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6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13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214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15" style:family="paragraph" style:parent-style-name="Standard">
      <style:paragraph-properties fo:break-before="page"/>
      <style:text-properties officeooo:paragraph-rsid="0058aa8b"/>
    </style:style>
    <style:style style:name="P21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21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218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219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220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221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222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22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2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officeooo:rsid="005135f5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officeooo:rsid="005288f1"/>
    </style:style>
    <style:style style:name="T27" style:family="text">
      <style:text-properties officeooo:rsid="0054023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54023d" style:font-size-asian="10pt" style:font-size-complex="10pt"/>
    </style:style>
    <style:style style:name="T30" style:family="text">
      <style:text-properties fo:font-size="10pt" officeooo:rsid="005e53e1" style:font-size-asian="10pt" style:font-size-complex="10pt"/>
    </style:style>
    <style:style style:name="T31" style:family="text">
      <style:text-properties officeooo:rsid="005e53e1"/>
    </style:style>
    <style:style style:name="T32" style:family="text">
      <style:text-properties officeooo:rsid="0061d394"/>
    </style:style>
    <style:style style:name="T33" style:family="text">
      <style:text-properties officeooo:rsid="00671e46"/>
    </style:style>
    <style:style style:name="T34" style:family="text">
      <style:text-properties officeooo:rsid="006f45d9"/>
    </style:style>
    <style:style style:name="T35" style:family="text">
      <style:text-properties fo:font-weight="bold" officeooo:rsid="006f45d9" style:font-weight-asian="bold" style:font-weight-complex="bold"/>
    </style:style>
    <style:style style:name="T36" style:family="text">
      <style:text-properties officeooo:rsid="00722a94"/>
    </style:style>
    <style:style style:name="T37" style:family="text">
      <style:text-properties officeooo:rsid="00724b32"/>
    </style:style>
    <style:style style:name="T38" style:family="text">
      <style:text-properties officeooo:rsid="007395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9">Este documento tem por finalidade orientar os usuários do ACBrBoleto quanto ao correto uso das propriedades que são particularidades de alguns bancos.</text:p>
      <text:p text:style-name="P9"/>
      <text:p text:style-name="P6"><text:span text:style-name="T30">1. </text:span><text:span text:style-name="T28">Tabela com principais campos </text:span><text:span text:style-name="T29">do grupo ACBrBoleto.Cedente</text:span><text:span text:style-name="T28"> e quais bancos </text:span><text:span text:style-name="T29">os </text:span><text:span text:style-name="T28"><text:s/>utilizam.</text:span></text:p>
      <text:p text:style-name="P1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09">Componente</text:p>
          </table:table-cell>
          <table:table-cell table:style-name="Tabela1.A1" office:value-type="string">
            <text:p text:style-name="P210">Monitor/ Lib</text:p>
          </table:table-cell>
          <table:table-cell table:style-name="Tabela1.A1" office:value-type="string">
            <text:p text:style-name="P201">Bradesco</text:p>
          </table:table-cell>
          <table:table-cell table:style-name="Tabela1.A1" office:value-type="string">
            <text:p text:style-name="P201">B<text:span text:style-name="T12">anco do </text:span>B<text:span text:style-name="T12">rasil</text:span></text:p>
          </table:table-cell>
          <table:table-cell table:style-name="Tabela1.A1" office:value-type="string">
            <text:p text:style-name="P201">Banco da Amazonia</text:p>
          </table:table-cell>
          <table:table-cell table:style-name="Tabela1.A1" office:value-type="string">
            <text:p text:style-name="P201">Banestes</text:p>
          </table:table-cell>
          <table:table-cell table:style-name="Tabela1.A1" office:value-type="string">
            <text:p text:style-name="P201">Itau</text:p>
          </table:table-cell>
          <table:table-cell table:style-name="Tabela1.A1" office:value-type="string">
            <text:p text:style-name="P201">Sicredi</text:p>
          </table:table-cell>
          <table:table-cell table:style-name="Tabela1.A1" office:value-type="string">
            <text:p text:style-name="P201">Mercantil</text:p>
          </table:table-cell>
          <table:table-cell table:style-name="Tabela1.A1" office:value-type="string">
            <text:p text:style-name="P202">C<text:span text:style-name="T17">aixa</text:span></text:p>
          </table:table-cell>
          <table:table-cell table:style-name="Tabela1.A1" office:value-type="string">
            <text:p text:style-name="P202">C<text:span text:style-name="T17">aixa (Sicob)</text:span></text:p>
          </table:table-cell>
          <table:table-cell table:style-name="Tabela1.A1" office:value-type="string">
            <text:p text:style-name="P203">H<text:span text:style-name="T18">SBC</text:span></text:p>
          </table:table-cell>
          <table:table-cell table:style-name="Tabela1.A1" office:value-type="string">
            <text:p text:style-name="P202">Ban<text:span text:style-name="T18">co <text:s/>Nordeste</text:span></text:p>
          </table:table-cell>
          <table:table-cell table:style-name="Tabela1.A1" office:value-type="string">
            <text:p text:style-name="P204">BRB</text:p>
          </table:table-cell>
          <table:table-cell table:style-name="Tabela1.A1" office:value-type="string">
            <text:p text:style-name="P203">B<text:span text:style-name="T18">IC</text:span></text:p>
          </table:table-cell>
          <table:table-cell table:style-name="Tabela1.A1" office:value-type="string">
            <text:p text:style-name="P203">S<text:span text:style-name="T18">afra</text:span></text:p>
          </table:table-cell>
          <table:table-cell table:style-name="Tabela1.A1" office:value-type="string">
            <text:p text:style-name="P205">Daycoval</text:p>
          </table:table-cell>
          <table:table-cell table:style-name="Tabela1.A1" office:value-type="string">
            <text:p text:style-name="P206">Pine</text:p>
          </table:table-cell>
          <table:table-cell table:style-name="Tabela1.S1" office:value-type="string">
            <text:p text:style-name="P207">Cecred</text:p>
          </table:table-cell>
        </table:table-row>
        <table:table-row>
          <table:table-cell table:style-name="Tabela1.A2" office:value-type="string">
            <text:p text:style-name="P146">Agencia/DV</text:p>
          </table:table-cell>
          <table:table-cell table:style-name="Tabela1.A2" office:value-type="string">
            <text:p text:style-name="P152"><text:span text:style-name="T33">Agencia</text:span>/Digito<text:span text:style-name="T33">Agencia</text:span></text:p>
          </table:table-cell>
          <table:table-cell table:style-name="Tabela1.A2" office:value-type="string">
            <text:p text:style-name="P104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7">X</text:p>
          </table:table-cell>
          <table:table-cell table:style-name="Tabela1.S2" office:value-type="string">
            <text:p text:style-name="P68">X</text:p>
          </table:table-cell>
        </table:table-row>
        <table:table-row>
          <table:table-cell table:style-name="Tabela1.A2" office:value-type="string">
            <text:p text:style-name="P147">Conta/DV</text:p>
          </table:table-cell>
          <table:table-cell table:style-name="Tabela1.A2" office:value-type="string">
            <text:p text:style-name="P153">Conta/DigitoConta</text:p>
          </table:table-cell>
          <table:table-cell table:style-name="Tabela1.A2" office:value-type="string">
            <text:p text:style-name="P71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7">X</text:p>
          </table:table-cell>
          <table:table-cell table:style-name="Tabela1.S2" office:value-type="string">
            <text:p text:style-name="P68">X</text:p>
          </table:table-cell>
        </table:table-row>
        <table:table-row>
          <table:table-cell table:style-name="Tabela1.A2" office:value-type="string">
            <text:p text:style-name="P147">Endereço<text:span text:style-name="T13">¹</text:span></text:p>
          </table:table-cell>
          <table:table-cell table:style-name="Tabela1.A2" office:value-type="string">
            <text:p text:style-name="P154">Logradouro/Numero/Bairro/Cidade/CEP/UF</text:p>
          </table:table-cell>
          <table:table-cell table:style-name="Tabela1.A2" office:value-type="string">
            <text:p text:style-name="P71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7">X</text:p>
          </table:table-cell>
          <table:table-cell table:style-name="Tabela1.S2" office:value-type="string">
            <text:p text:style-name="P68">X</text:p>
          </table:table-cell>
        </table:table-row>
        <table:table-row>
          <table:table-cell table:style-name="Tabela1.A2" office:value-type="string">
            <text:p text:style-name="P147">CaracTitulo<text:span text:style-name="T13">²</text:span></text:p>
          </table:table-cell>
          <table:table-cell table:style-name="Tabela1.A2" office:value-type="string">
            <text:p text:style-name="P150">CaracTitulo</text:p>
          </table:table-cell>
          <table:table-cell table:style-name="Tabela1.A2" office:value-type="string">
            <text:p text:style-name="P8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75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/>
          </table:table-cell>
          <table:table-cell table:style-name="Tabela1.A2" office:value-type="string">
            <text:p text:style-name="P70"/>
          </table:table-cell>
          <table:table-cell table:style-name="Tabela1.S2" office:value-type="string">
            <text:p text:style-name="P72">X</text:p>
          </table:table-cell>
        </table:table-row>
        <table:table-row>
          <table:table-cell table:style-name="Tabela1.A2" office:value-type="string">
            <text:p text:style-name="P155">Tipo Inscricao</text:p>
          </table:table-cell>
          <table:table-cell table:style-name="Tabela1.A2" office:value-type="string">
            <text:p text:style-name="P66">TipoPessoa</text:p>
          </table:table-cell>
          <table:table-cell table:style-name="Tabela1.A2" office:value-type="string">
            <text:p text:style-name="P8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7">X</text:p>
          </table:table-cell>
          <table:table-cell table:style-name="Tabela1.S2" office:value-type="string">
            <text:p text:style-name="P68">X</text:p>
          </table:table-cell>
        </table:table-row>
        <table:table-row>
          <table:table-cell table:style-name="Tabela1.A2" office:value-type="string">
            <text:p text:style-name="P147">CNPJ<text:span text:style-name="T13">(CPF)</text:span></text:p>
          </table:table-cell>
          <table:table-cell table:style-name="Tabela1.A2" office:value-type="string">
            <text:p text:style-name="P67">CNPJCPF</text:p>
          </table:table-cell>
          <table:table-cell table:style-name="Tabela1.A2" office:value-type="string">
            <text:p text:style-name="P8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7">X</text:p>
          </table:table-cell>
          <table:table-cell table:style-name="Tabela1.S2" office:value-type="string">
            <text:p text:style-name="P68">X</text:p>
          </table:table-cell>
        </table:table-row>
        <table:table-row>
          <table:table-cell table:style-name="Tabela1.A2" office:value-type="string">
            <text:p text:style-name="P155">Telefone<text:span text:style-name="T13">¹</text:span></text:p>
          </table:table-cell>
          <table:table-cell table:style-name="Tabela1.A2" office:value-type="string">
            <text:p text:style-name="P198">Não Implementado</text:p>
          </table:table-cell>
          <table:table-cell table:style-name="Tabela1.A2" office:value-type="string">
            <text:p text:style-name="P8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7">X</text:p>
          </table:table-cell>
          <table:table-cell table:style-name="Tabela1.S2" office:value-type="string">
            <text:p text:style-name="P68">X</text:p>
          </table:table-cell>
        </table:table-row>
        <table:table-row>
          <table:table-cell table:style-name="Tabela1.A2" office:value-type="string">
            <text:p text:style-name="P147">Cod. Cedente</text:p>
          </table:table-cell>
          <table:table-cell table:style-name="Tabela1.A2" office:value-type="string">
            <text:p text:style-name="P154">Codigo</text:p>
            <text:p text:style-name="P154">Cedente</text:p>
          </table:table-cell>
          <table:table-cell table:style-name="Tabela1.A2" office:value-type="string">
            <text:p text:style-name="P84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4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106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7">X</text:p>
          </table:table-cell>
          <table:table-cell table:style-name="Tabela1.S2" office:value-type="string">
            <text:p text:style-name="P68"/>
          </table:table-cell>
        </table:table-row>
        <table:table-row>
          <table:table-cell table:style-name="Tabela1.A2" office:value-type="string">
            <text:p text:style-name="P147">Cod. Transmissão</text:p>
          </table:table-cell>
          <table:table-cell table:style-name="Tabela1.A2" office:value-type="string">
            <text:p text:style-name="P151">Cod Transmissão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S2" office:value-type="string">
            <text:p text:style-name="P78"/>
          </table:table-cell>
        </table:table-row>
        <table:table-row>
          <table:table-cell table:style-name="Tabela1.A2" office:value-type="string">
            <text:p text:style-name="P155">Convenio</text:p>
          </table:table-cell>
          <table:table-cell table:style-name="Tabela1.A2" office:value-type="string">
            <text:p text:style-name="P159">Convenio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106">X</text:p>
          </table:table-cell>
          <table:table-cell table:style-name="Tabela1.A2" office:value-type="string">
            <text:p text:style-name="P106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S2" office:value-type="string">
            <text:p text:style-name="P81"/>
          </table:table-cell>
        </table:table-row>
        <table:table-row>
          <table:table-cell table:style-name="Tabela1.A2" office:value-type="string">
            <text:p text:style-name="P155">DV Agencia <text:span text:style-name="T13">Conta</text:span></text:p>
          </table:table-cell>
          <table:table-cell table:style-name="Tabela1.A2" office:value-type="string">
            <text:p text:style-name="P153">DigitoVerificadorAgenciaConta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4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S2" office:value-type="string">
            <text:p text:style-name="P81"/>
          </table:table-cell>
        </table:table-row>
        <table:table-row>
          <table:table-cell table:style-name="Tabela1.A2" office:value-type="string">
            <text:p text:style-name="P155">Fantasia<text:span text:style-name="T14">¹</text:span></text:p>
          </table:table-cell>
          <table:table-cell table:style-name="Tabela1.A2" office:value-type="string">
            <text:p text:style-name="P198">Não Implementado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7">X</text:p>
          </table:table-cell>
          <table:table-cell table:style-name="Tabela1.S2" office:value-type="string">
            <text:p text:style-name="P68">X</text:p>
          </table:table-cell>
        </table:table-row>
        <text:soft-page-break/>
        <table:table-row>
          <table:table-cell table:style-name="Tabela1.A2" office:value-type="string">
            <text:p text:style-name="P155">Iden<text:span text:style-name="T14">t</text:span>Distribuicao</text:p>
          </table:table-cell>
          <table:table-cell table:style-name="Tabela1.A2" office:value-type="string">
            <text:p text:style-name="P199">Não Implementado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S2" office:value-type="string">
            <text:p text:style-name="P78"/>
          </table:table-cell>
        </table:table-row>
        <table:table-row>
          <table:table-cell table:style-name="Tabela1.A2" office:value-type="string">
            <text:p text:style-name="P155">Modalidade</text:p>
          </table:table-cell>
          <table:table-cell table:style-name="Tabela1.A2" office:value-type="string">
            <text:p text:style-name="P160">Modalidade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7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7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7">X</text:p>
          </table:table-cell>
          <table:table-cell table:style-name="Tabela1.A2" office:value-type="string">
            <text:p text:style-name="P87">X</text:p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88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8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88"/>
          </table:table-cell>
          <table:table-cell table:style-name="Tabela1.A2" office:value-type="string">
            <text:p text:style-name="P88"/>
          </table:table-cell>
          <table:table-cell table:style-name="Tabela1.A2" office:value-type="string">
            <text:p text:style-name="P88"/>
          </table:table-cell>
          <table:table-cell table:style-name="Tabela1.S2" office:value-type="string">
            <text:p text:style-name="P81"/>
          </table:table-cell>
        </table:table-row>
        <table:table-row>
          <table:table-cell table:style-name="Tabela1.A2" office:value-type="string">
            <text:p text:style-name="P155">Operacao</text:p>
          </table:table-cell>
          <table:table-cell table:style-name="Tabela1.A2" office:value-type="string">
            <text:p text:style-name="P198">Não Implementado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/>
          </table:table-cell>
          <table:table-cell table:style-name="Tabela1.S2" office:value-type="string">
            <text:p text:style-name="P78"/>
          </table:table-cell>
        </table:table-row>
        <table:table-row>
          <table:table-cell table:style-name="Tabela1.A2" office:value-type="string">
            <text:p text:style-name="P156">Resp<text:span text:style-name="T15">on</text:span></text:p>
            <text:p text:style-name="P156">Emissao</text:p>
          </table:table-cell>
          <table:table-cell table:style-name="Tabela1.A2" office:value-type="string">
            <text:p text:style-name="P161">RespEmis</text:p>
          </table:table-cell>
          <table:table-cell table:style-name="Tabela1.A2" office:value-type="string">
            <text:p text:style-name="P129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/>
          </table:table-cell>
          <table:table-cell table:style-name="Tabela1.S2" office:value-type="string">
            <text:p text:style-name="P81"/>
          </table:table-cell>
        </table:table-row>
        <table:table-row>
          <table:table-cell table:style-name="Tabela1.A2" office:value-type="string">
            <text:p text:style-name="P155">TipoCarteira</text:p>
          </table:table-cell>
          <table:table-cell table:style-name="Tabela1.A2" office:value-type="string">
            <text:p text:style-name="P160">TipoCarteira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92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8"/>
          </table:table-cell>
        </table:table-row>
        <table:table-row>
          <table:table-cell table:style-name="Tabela1.A2" office:value-type="string">
            <text:p text:style-name="P156">Tipo</text:p>
            <text:p text:style-name="P156">Documento</text:p>
          </table:table-cell>
          <table:table-cell table:style-name="Tabela1.A2" office:value-type="string">
            <text:p text:style-name="P160">Tipo</text:p>
            <text:p text:style-name="P160">Documento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77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95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95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92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8"/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92">Componente</text:p>
          </table:table-cell>
          <table:table-cell table:style-name="Tabela2.A1" office:value-type="string">
            <text:p text:style-name="P193">Monitor/ Lib</text:p>
          </table:table-cell>
          <table:table-cell table:style-name="Tabela2.A1" office:value-type="string">
            <text:p text:style-name="P207">Uniprime XX</text:p>
          </table:table-cell>
          <table:table-cell table:style-name="Tabela2.A1" office:value-type="string">
            <text:p text:style-name="P208">Unicred XX</text:p>
          </table:table-cell>
          <table:table-cell table:style-name="Tabela2.A1" office:value-type="string">
            <text:p text:style-name="P182">B<text:span text:style-name="T19">anese</text:span></text:p>
          </table:table-cell>
          <table:table-cell table:style-name="Tabela2.A1" office:value-type="string">
            <text:p text:style-name="P186">C<text:span text:style-name="T19">redsis</text:span></text:p>
          </table:table-cell>
          <table:table-cell table:style-name="Tabela2.A1" office:value-type="string">
            <text:p text:style-name="P182">C<text:span text:style-name="T19">resol</text:span></text:p>
          </table:table-cell>
          <table:table-cell table:style-name="Tabela2.A1" office:value-type="string">
            <text:p text:style-name="P187">CitiBank</text:p>
          </table:table-cell>
          <table:table-cell table:style-name="Tabela2.A1" office:value-type="string">
            <text:p text:style-name="P188">ABC Brasil</text:p>
          </table:table-cell>
          <table:table-cell table:style-name="Tabela2.A1" office:value-type="string">
            <text:p text:style-name="P189">Bancoob</text:p>
          </table:table-cell>
          <table:table-cell table:style-name="Tabela2.A1" office:value-type="string">
            <text:p text:style-name="P189">Banrisul</text:p>
          </table:table-cell>
          <table:table-cell table:style-name="Tabela2.L1" office:value-type="string">
            <text:p text:style-name="P183">S<text:span text:style-name="T26">antander</text:span></text:p>
          </table:table-cell>
        </table:table-row>
        <table:table-row>
          <table:table-cell table:style-name="Tabela2.A2" office:value-type="string">
            <text:p text:style-name="P148">Agencia/DV</text:p>
          </table:table-cell>
          <table:table-cell table:style-name="Tabela2.A2" office:value-type="string">
            <text:p text:style-name="P153">Agencia/DigitoAgencia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9">X</text:p>
          </table:table-cell>
          <table:table-cell table:style-name="Tabela2.L2" office:value-type="string">
            <text:p text:style-name="P69">X</text:p>
          </table:table-cell>
        </table:table-row>
        <table:table-row>
          <table:table-cell table:style-name="Tabela2.A2" office:value-type="string">
            <text:p text:style-name="P148">Conta/DV</text:p>
          </table:table-cell>
          <table:table-cell table:style-name="Tabela2.A2" office:value-type="string">
            <text:p text:style-name="P153">Conta/DigitoConta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48">Endereço<text:span text:style-name="T13">¹</text:span></text:p>
          </table:table-cell>
          <table:table-cell table:style-name="Tabela2.A2" office:value-type="string">
            <text:p text:style-name="P154">Logradouro/Numero/Bairro/Cidade/CEP/UF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9">X</text:p>
          </table:table-cell>
          <table:table-cell table:style-name="Tabela2.L2" office:value-type="string">
            <text:p text:style-name="P69">X</text:p>
          </table:table-cell>
        </table:table-row>
        <table:table-row>
          <table:table-cell table:style-name="Tabela2.A2" office:value-type="string">
            <text:p text:style-name="P148">CaracTitulo<text:span text:style-name="T13">²</text:span></text:p>
          </table:table-cell>
          <table:table-cell table:style-name="Tabela2.A2" office:value-type="string">
            <text:p text:style-name="P150">CaracTitulo</text:p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100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105">X</text:p>
          </table:table-cell>
          <table:table-cell table:style-name="Tabela2.L2" office:value-type="string">
            <text:p text:style-name="P105">X</text:p>
          </table:table-cell>
        </table:table-row>
        <table:table-row>
          <table:table-cell table:style-name="Tabela2.A2" office:value-type="string">
            <text:p text:style-name="P157">Tipo Inscricao</text:p>
          </table:table-cell>
          <table:table-cell table:style-name="Tabela2.A2" office:value-type="string">
            <text:p text:style-name="P66">TipoPessoa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100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9">X</text:p>
          </table:table-cell>
          <table:table-cell table:style-name="Tabela2.L2" office:value-type="string">
            <text:p text:style-name="P69">X</text:p>
          </table:table-cell>
        </table:table-row>
        <table:table-row>
          <table:table-cell table:style-name="Tabela2.A2" office:value-type="string">
            <text:p text:style-name="P148">CNPJ<text:span text:style-name="T13">(CPF)</text:span></text:p>
          </table:table-cell>
          <table:table-cell table:style-name="Tabela2.A2" office:value-type="string">
            <text:p text:style-name="P67">CNPJCPF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100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9">X</text:p>
          </table:table-cell>
          <table:table-cell table:style-name="Tabela2.L2" office:value-type="string">
            <text:p text:style-name="P69">X</text:p>
          </table:table-cell>
        </table:table-row>
        <table:table-row>
          <table:table-cell table:style-name="Tabela2.A2" office:value-type="string">
            <text:p text:style-name="P157">Telefone<text:span text:style-name="T13">¹</text:span></text:p>
          </table:table-cell>
          <table:table-cell table:style-name="Tabela2.A2" office:value-type="string">
            <text:p text:style-name="P198">Não Implementado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100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9">X</text:p>
          </table:table-cell>
          <table:table-cell table:style-name="Tabela2.L2" office:value-type="string">
            <text:p text:style-name="P69">X</text:p>
          </table:table-cell>
        </table:table-row>
        <table:table-row>
          <table:table-cell table:style-name="Tabela2.A2" office:value-type="string">
            <text:p text:style-name="P148">Cod. Cedente</text:p>
          </table:table-cell>
          <table:table-cell table:style-name="Tabela2.A2" office:value-type="string">
            <text:p text:style-name="P154">CodigoCedente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105">X</text:p>
          </table:table-cell>
          <table:table-cell table:style-name="Tabela2.L2" office:value-type="string">
            <text:p text:style-name="P105">X</text:p>
          </table:table-cell>
        </table:table-row>
        <table:table-row>
          <table:table-cell table:style-name="Tabela2.A2" office:value-type="string">
            <text:p text:style-name="P148">Cod. Transmissão</text:p>
          </table:table-cell>
          <table:table-cell table:style-name="Tabela2.A2" office:value-type="string">
            <text:p text:style-name="P151">CodTransmissão</text:p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79"/>
          </table:table-cell>
          <table:table-cell table:style-name="Tabela2.L2" office:value-type="string">
            <text:p text:style-name="P103">X</text:p>
          </table:table-cell>
        </table:table-row>
        <table:table-row>
          <table:table-cell table:style-name="Tabela2.A2" office:value-type="string">
            <text:p text:style-name="P157">Convenio</text:p>
          </table:table-cell>
          <table:table-cell table:style-name="Tabela2.A2" office:value-type="string">
            <text:p text:style-name="P159">Convenio</text:p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82"/>
          </table:table-cell>
          <table:table-cell table:style-name="Tabela2.A2" office:value-type="string">
            <text:p text:style-name="P105">X</text:p>
          </table:table-cell>
          <table:table-cell table:style-name="Tabela2.L2" office:value-type="string">
            <text:p text:style-name="P69"/>
          </table:table-cell>
        </table:table-row>
        <table:table-row>
          <table:table-cell table:style-name="Tabela2.A2" office:value-type="string">
            <text:p text:style-name="P157">DV Agencia <text:span text:style-name="T13">Conta</text:span></text:p>
          </table:table-cell>
          <table:table-cell table:style-name="Tabela2.A2" office:value-type="string">
            <text:p text:style-name="P153">DigitoVerificadorAgenciaConta</text:p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79"/>
          </table:table-cell>
          <table:table-cell table:style-name="Tabela2.L2" office:value-type="string">
            <text:p text:style-name="P79"/>
          </table:table-cell>
        </table:table-row>
        <table:table-row>
          <table:table-cell table:style-name="Tabela2.A2" office:value-type="string">
            <text:p text:style-name="P157">Fantasia<text:span text:style-name="T14">¹</text:span></text:p>
          </table:table-cell>
          <table:table-cell table:style-name="Tabela2.A2" office:value-type="string">
            <text:p text:style-name="P198">Não Implementado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68">X</text:p>
          </table:table-cell>
          <table:table-cell table:style-name="Tabela2.A2" office:value-type="string">
            <text:p text:style-name="P100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9">X</text:p>
          </table:table-cell>
          <table:table-cell table:style-name="Tabela2.L2" office:value-type="string">
            <text:p text:style-name="P101">X</text:p>
          </table:table-cell>
        </table:table-row>
        <table:table-row>
          <table:table-cell table:style-name="Tabela2.A2" office:value-type="string">
            <text:p text:style-name="P157">Iden<text:span text:style-name="T14">t</text:span>Distribuicao</text:p>
          </table:table-cell>
          <table:table-cell table:style-name="Tabela2.A2" office:value-type="string">
            <text:p text:style-name="P199">Não Implementado</text:p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79"/>
          </table:table-cell>
          <table:table-cell table:style-name="Tabela2.L2" office:value-type="string">
            <text:p text:style-name="P79"/>
          </table:table-cell>
        </table:table-row>
        <text:soft-page-break/>
        <table:table-row>
          <table:table-cell table:style-name="Tabela2.A2" office:value-type="string">
            <text:p text:style-name="P157">Modalidade</text:p>
          </table:table-cell>
          <table:table-cell table:style-name="Tabela2.A2" office:value-type="string">
            <text:p text:style-name="P160">Modalidade</text:p>
          </table:table-cell>
          <table:table-cell table:style-name="Tabela2.A2" office:value-type="string">
            <text:p text:style-name="P89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86"/>
          </table:table-cell>
          <table:table-cell table:style-name="Tabela2.L2" office:value-type="string">
            <text:p text:style-name="P105">X</text:p>
          </table:table-cell>
        </table:table-row>
        <table:table-row>
          <table:table-cell table:style-name="Tabela2.A2" office:value-type="string">
            <text:p text:style-name="P157">Operacao</text:p>
          </table:table-cell>
          <table:table-cell table:style-name="Tabela2.A2" office:value-type="string">
            <text:p text:style-name="P198">Não Implementado</text:p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79"/>
          </table:table-cell>
          <table:table-cell table:style-name="Tabela2.L2" office:value-type="string">
            <text:p text:style-name="P79"/>
          </table:table-cell>
        </table:table-row>
        <table:table-row>
          <table:table-cell table:style-name="Tabela2.A2" office:value-type="string">
            <text:p text:style-name="P157">Resp<text:span text:style-name="T15">on</text:span>Emissao</text:p>
          </table:table-cell>
          <table:table-cell table:style-name="Tabela2.A2" office:value-type="string">
            <text:p text:style-name="P162">RespEmis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105">X</text:p>
          </table:table-cell>
          <table:table-cell table:style-name="Tabela2.L2" office:value-type="string">
            <text:p text:style-name="P105">X</text:p>
          </table:table-cell>
        </table:table-row>
        <table:table-row>
          <table:table-cell table:style-name="Tabela2.A2" office:value-type="string">
            <text:p text:style-name="P157">TipoCarteira</text:p>
          </table:table-cell>
          <table:table-cell table:style-name="Tabela2.A2" office:value-type="string">
            <text:p text:style-name="P160">TipoCarteira</text:p>
          </table:table-cell>
          <table:table-cell table:style-name="Tabela2.A2" office:value-type="string">
            <text:p text:style-name="P90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90"/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91"/>
          </table:table-cell>
          <table:table-cell table:style-name="Tabela2.L2" office:value-type="string">
            <text:p text:style-name="P105">X</text:p>
          </table:table-cell>
        </table:table-row>
        <table:table-row>
          <table:table-cell table:style-name="Tabela2.A2" office:value-type="string">
            <text:p text:style-name="P157">TipoDocumento</text:p>
          </table:table-cell>
          <table:table-cell table:style-name="Tabela2.A2" office:value-type="string">
            <text:p text:style-name="P160">TipoDocumento</text:p>
          </table:table-cell>
          <table:table-cell table:style-name="Tabela2.A2" office:value-type="string">
            <text:p text:style-name="P93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93"/>
          </table:table-cell>
          <table:table-cell table:style-name="Tabela2.A2" office:value-type="string">
            <text:p text:style-name="P90"/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94"/>
          </table:table-cell>
          <table:table-cell table:style-name="Tabela2.L2" office:value-type="string">
            <text:p text:style-name="P105">X</text:p>
          </table:table-cell>
        </table:table-row>
      </table:table>
      <text:p text:style-name="P2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111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92">Componente</text:p>
          </table:table-cell>
          <table:table-cell table:style-name="Tabela5.A2" office:value-type="string">
            <text:p text:style-name="P194">Monitor/ Lib</text:p>
          </table:table-cell>
          <table:table-cell table:style-name="Tabela5.A2" office:value-type="string">
            <text:p text:style-name="P190">Banco do Brasil Sicoob</text:p>
          </table:table-cell>
          <table:table-cell table:style-name="Tabela5.A2" office:value-type="string">
            <text:p text:style-name="P184">S<text:span text:style-name="T20">afra Bradesco</text:span></text:p>
          </table:table-cell>
          <table:table-cell table:style-name="Tabela5.A2" office:value-type="string">
            <text:p text:style-name="P190">Pine Bradesco</text:p>
          </table:table-cell>
          <table:table-cell table:style-name="Tabela5.F2" office:value-type="string">
            <text:p text:style-name="P211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5.A2" office:value-type="string">
            <text:p text:style-name="P149">Agencia/DV</text:p>
          </table:table-cell>
          <table:table-cell table:style-name="Tabela5.A2" office:value-type="string">
            <text:p text:style-name="P153">Agencia/DigitoAgencia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3">X</text:p>
          </table:table-cell>
          <table:table-cell table:style-name="Tabela5.F2" office:value-type="string">
            <text:p text:style-name="P112">X</text:p>
          </table:table-cell>
        </table:table-row>
        <table:table-row>
          <table:table-cell table:style-name="Tabela5.A2" office:value-type="string">
            <text:p text:style-name="P149">Conta/DV</text:p>
          </table:table-cell>
          <table:table-cell table:style-name="Tabela5.A2" office:value-type="string">
            <text:p text:style-name="P153">Conta/DigitoConta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2"/>
          </table:table-cell>
          <table:table-cell table:style-name="Tabela5.F2" office:value-type="string">
            <text:p text:style-name="P112">X</text:p>
          </table:table-cell>
        </table:table-row>
        <table:table-row>
          <table:table-cell table:style-name="Tabela5.A2" office:value-type="string">
            <text:p text:style-name="P149">Endereço<text:span text:style-name="T13">¹</text:span></text:p>
          </table:table-cell>
          <table:table-cell table:style-name="Tabela5.A2" office:value-type="string">
            <text:p text:style-name="P154">Logradouro/Numero/Bairro/Cidade/CEP/UF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4">X</text:p>
          </table:table-cell>
          <table:table-cell table:style-name="Tabela5.F2" office:value-type="string">
            <text:p text:style-name="P112">X</text:p>
          </table:table-cell>
        </table:table-row>
        <table:table-row>
          <table:table-cell table:style-name="Tabela5.A2" office:value-type="string">
            <text:p text:style-name="P149">CaracTitulo<text:span text:style-name="T13">²</text:span></text:p>
          </table:table-cell>
          <table:table-cell table:style-name="Tabela5.A2" office:value-type="string">
            <text:p text:style-name="P150">CaracTitulo</text:p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2"/>
          </table:table-cell>
          <table:table-cell table:style-name="Tabela5.F2" office:value-type="string">
            <text:p text:style-name="P115"/>
          </table:table-cell>
        </table:table-row>
        <table:table-row>
          <table:table-cell table:style-name="Tabela5.A2" office:value-type="string">
            <text:p text:style-name="P158">Tipo Inscricao</text:p>
          </table:table-cell>
          <table:table-cell table:style-name="Tabela5.A2" office:value-type="string">
            <text:p text:style-name="P66">TipoPessoa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4">X</text:p>
          </table:table-cell>
          <table:table-cell table:style-name="Tabela5.F2" office:value-type="string">
            <text:p text:style-name="P112">X</text:p>
          </table:table-cell>
        </table:table-row>
        <table:table-row>
          <table:table-cell table:style-name="Tabela5.A2" office:value-type="string">
            <text:p text:style-name="P149">CNPJ<text:span text:style-name="T13">(CPF)</text:span></text:p>
          </table:table-cell>
          <table:table-cell table:style-name="Tabela5.A2" office:value-type="string">
            <text:p text:style-name="P67">CNPJCPF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4">X</text:p>
          </table:table-cell>
          <table:table-cell table:style-name="Tabela5.F2" office:value-type="string">
            <text:p text:style-name="P112">X</text:p>
          </table:table-cell>
        </table:table-row>
        <table:table-row>
          <table:table-cell table:style-name="Tabela5.A2" office:value-type="string">
            <text:p text:style-name="P158">Telefone<text:span text:style-name="T13">¹</text:span></text:p>
          </table:table-cell>
          <table:table-cell table:style-name="Tabela5.A2" office:value-type="string">
            <text:p text:style-name="P163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4">X</text:p>
          </table:table-cell>
          <table:table-cell table:style-name="Tabela5.F2" office:value-type="string">
            <text:p text:style-name="P112">X</text:p>
          </table:table-cell>
        </table:table-row>
        <table:table-row>
          <table:table-cell table:style-name="Tabela5.A2" office:value-type="string">
            <text:p text:style-name="P149">Cod. Cedente</text:p>
          </table:table-cell>
          <table:table-cell table:style-name="Tabela5.A2" office:value-type="string">
            <text:p text:style-name="P154">CodigoCedente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/>
          </table:table-cell>
          <table:table-cell table:style-name="Tabela5.A2" office:value-type="string">
            <text:p text:style-name="P118">X</text:p>
          </table:table-cell>
          <table:table-cell table:style-name="Tabela5.F2" office:value-type="string">
            <text:p text:style-name="P112"/>
          </table:table-cell>
        </table:table-row>
        <table:table-row>
          <table:table-cell table:style-name="Tabela5.A2" office:value-type="string">
            <text:p text:style-name="P149">Cod. Transmissão</text:p>
          </table:table-cell>
          <table:table-cell table:style-name="Tabela5.A2" office:value-type="string">
            <text:p text:style-name="P151">CodTransmissão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F2" office:value-type="string">
            <text:p text:style-name="P122">X</text:p>
          </table:table-cell>
        </table:table-row>
        <table:table-row table:style-name="Tabela5.12">
          <table:table-cell table:style-name="Tabela5.A2" office:value-type="string">
            <text:p text:style-name="P158">Convenio</text:p>
          </table:table-cell>
          <table:table-cell table:style-name="Tabela5.A2" office:value-type="string">
            <text:p text:style-name="P159">Convenio</text:p>
          </table:table-cell>
          <table:table-cell table:style-name="Tabela5.A2" office:value-type="string">
            <text:p text:style-name="P112"/>
          </table:table-cell>
          <table:table-cell table:style-name="Tabela5.A2" office:value-type="string">
            <text:p text:style-name="P112"/>
          </table:table-cell>
          <table:table-cell table:style-name="Tabela5.A2" office:value-type="string">
            <text:p text:style-name="P122">X</text:p>
          </table:table-cell>
          <table:table-cell table:style-name="Tabela5.F2" office:value-type="string">
            <text:p text:style-name="P122">X</text:p>
          </table:table-cell>
        </table:table-row>
        <table:table-row>
          <table:table-cell table:style-name="Tabela5.A2" office:value-type="string">
            <text:p text:style-name="P158">DV Agencia <text:span text:style-name="T13">Conta</text:span></text:p>
          </table:table-cell>
          <table:table-cell table:style-name="Tabela5.A2" office:value-type="string">
            <text:p text:style-name="P153">DigitoVerificadorAgenciaConta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F2" office:value-type="string">
            <text:p text:style-name="P120"/>
          </table:table-cell>
        </table:table-row>
        <table:table-row>
          <table:table-cell table:style-name="Tabela5.A2" office:value-type="string">
            <text:p text:style-name="P158">Fantasia<text:span text:style-name="T14">¹</text:span></text:p>
          </table:table-cell>
          <table:table-cell table:style-name="Tabela5.A2" office:value-type="string">
            <text:p text:style-name="P198">Não Implementado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4">X</text:p>
          </table:table-cell>
          <table:table-cell table:style-name="Tabela5.F2" office:value-type="string">
            <text:p text:style-name="P112">X</text:p>
          </table:table-cell>
        </table:table-row>
        <table:table-row>
          <table:table-cell table:style-name="Tabela5.A2" office:value-type="string">
            <text:p text:style-name="P158">Iden<text:span text:style-name="T14">t</text:span>Distribuicao</text:p>
          </table:table-cell>
          <table:table-cell table:style-name="Tabela5.A2" office:value-type="string">
            <text:p text:style-name="P199">Não Implementado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F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158">Modalidade</text:p>
          </table:table-cell>
          <table:table-cell table:style-name="Tabela5.A2" office:value-type="string">
            <text:p text:style-name="P160">Modalidade</text:p>
          </table:table-cell>
          <table:table-cell table:style-name="Tabela5.A2" office:value-type="string">
            <text:p text:style-name="P123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20"/>
          </table:table-cell>
          <table:table-cell table:style-name="Tabela5.F2" office:value-type="string">
            <text:p text:style-name="P120"/>
          </table:table-cell>
        </table:table-row>
        <table:table-row>
          <table:table-cell table:style-name="Tabela5.A2" office:value-type="string">
            <text:p text:style-name="P158">Operacao</text:p>
          </table:table-cell>
          <table:table-cell table:style-name="Tabela5.A2" office:value-type="string">
            <text:p text:style-name="P198">Não Implementado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F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158">Resp<text:span text:style-name="T15">on</text:span>Emissao</text:p>
          </table:table-cell>
          <table:table-cell table:style-name="Tabela5.A2" office:value-type="string">
            <text:p text:style-name="P162">RespEmis</text:p>
          </table:table-cell>
          <table:table-cell table:style-name="Tabela5.A2" office:value-type="string">
            <text:p text:style-name="P124"/>
          </table:table-cell>
          <table:table-cell table:style-name="Tabela5.A2" office:value-type="string">
            <text:p text:style-name="P122">X</text:p>
          </table:table-cell>
          <table:table-cell table:style-name="Tabela5.A2" office:value-type="string">
            <text:p text:style-name="P122">X</text:p>
          </table:table-cell>
          <table:table-cell table:style-name="Tabela5.F2" office:value-type="string">
            <text:p text:style-name="P120"/>
          </table:table-cell>
        </table:table-row>
        <table:table-row>
          <table:table-cell table:style-name="Tabela5.A2" office:value-type="string">
            <text:p text:style-name="P158">TipoCarteira</text:p>
          </table:table-cell>
          <table:table-cell table:style-name="Tabela5.A2" office:value-type="string">
            <text:p text:style-name="P160">TipoCarteira</text:p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F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158">TipoDocumento</text:p>
          </table:table-cell>
          <table:table-cell table:style-name="Tabela5.A2" office:value-type="string">
            <text:p text:style-name="P160">TipoDocumento</text:p>
          </table:table-cell>
          <table:table-cell table:style-name="Tabela5.A2" office:value-type="string">
            <text:p text:style-name="P126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F2" office:value-type="string">
            <text:p text:style-name="P117"/>
          </table:table-cell>
        </table:table-row>
      </table:table>
      <text:p text:style-name="P214"/>
      <text:p text:style-name="P12"/>
      <text:p text:style-name="P12"><text:span text:style-name="T31">2. </text:span>Tabela com principais campos <text:span text:style-name="T27">do grupo ACBrBoleto.Banco</text:span> e quais bancos <text:span text:style-name="T27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96">Componente</text:p>
          </table:table-cell>
          <table:table-cell table:style-name="Tabela6.A1" office:value-type="string">
            <text:p text:style-name="P195">Monitor/ Lib</text:p>
          </table:table-cell>
          <table:table-cell table:style-name="Tabela6.A1" office:value-type="string">
            <text:p text:style-name="P172">Bradesco</text:p>
          </table:table-cell>
          <table:table-cell table:style-name="Tabela6.A1" office:value-type="string">
            <text:p text:style-name="P172">B<text:span text:style-name="T12">anco do </text:span>B<text:span text:style-name="T12">rasil</text:span></text:p>
          </table:table-cell>
          <table:table-cell table:style-name="Tabela6.A1" office:value-type="string">
            <text:p text:style-name="P172">Banco da Amazonia</text:p>
          </table:table-cell>
          <table:table-cell table:style-name="Tabela6.A1" office:value-type="string">
            <text:p text:style-name="P172">Banestes</text:p>
          </table:table-cell>
          <table:table-cell table:style-name="Tabela6.A1" office:value-type="string">
            <text:p text:style-name="P172">Itau</text:p>
          </table:table-cell>
          <table:table-cell table:style-name="Tabela6.A1" office:value-type="string">
            <text:p text:style-name="P172">Sicredi</text:p>
          </table:table-cell>
          <table:table-cell table:style-name="Tabela6.A1" office:value-type="string">
            <text:p text:style-name="P172">Mercantil</text:p>
          </table:table-cell>
          <table:table-cell table:style-name="Tabela6.A1" office:value-type="string">
            <text:p text:style-name="P172">C<text:span text:style-name="T17">aixa</text:span></text:p>
          </table:table-cell>
          <table:table-cell table:style-name="Tabela6.A1" office:value-type="string">
            <text:p text:style-name="P172">C<text:span text:style-name="T17">aixa (Sicob)</text:span></text:p>
          </table:table-cell>
          <table:table-cell table:style-name="Tabela6.A1" office:value-type="string">
            <text:p text:style-name="P172">H<text:span text:style-name="T18">SBC</text:span></text:p>
          </table:table-cell>
          <table:table-cell table:style-name="Tabela6.A1" office:value-type="string">
            <text:p text:style-name="P172">Ban<text:span text:style-name="T18">co <text:s/>Nordeste</text:span></text:p>
          </table:table-cell>
          <table:table-cell table:style-name="Tabela6.A1" office:value-type="string">
            <text:p text:style-name="P174">BRB</text:p>
          </table:table-cell>
          <table:table-cell table:style-name="Tabela6.A1" office:value-type="string">
            <text:p text:style-name="P172">B<text:span text:style-name="T18">IC</text:span></text:p>
          </table:table-cell>
          <table:table-cell table:style-name="Tabela6.A1" office:value-type="string">
            <text:p text:style-name="P172">S<text:span text:style-name="T18">afra</text:span></text:p>
          </table:table-cell>
          <table:table-cell table:style-name="Tabela6.A1" office:value-type="string">
            <text:p text:style-name="P175">Daycoval</text:p>
          </table:table-cell>
          <table:table-cell table:style-name="Tabela6.A1" office:value-type="string">
            <text:p text:style-name="P176">Pine</text:p>
          </table:table-cell>
          <table:table-cell table:style-name="Tabela6.S1" office:value-type="string">
            <text:p text:style-name="P177">Cecred</text:p>
          </table:table-cell>
        </table:table-row>
        <table:table-row>
          <table:table-cell table:style-name="Tabela6.A2" office:value-type="string">
            <text:p text:style-name="P164">Casas</text:p>
            <text:p text:style-name="P164">Decimais</text:p>
            <text:p text:style-name="P164">MoraJuros</text:p>
          </table:table-cell>
          <table:table-cell table:style-name="Tabela6.A2" office:value-type="string">
            <text:p text:style-name="P200">Não Implementado</text:p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40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S2" office:value-type="string">
            <text:p text:style-name="P132"/>
          </table:table-cell>
        </table:table-row>
        <table:table-row>
          <table:table-cell table:style-name="Tabela6.A2" office:value-type="string">
            <text:p text:style-name="P164">Layout</text:p>
            <text:p text:style-name="P164">Versao</text:p>
            <text:p text:style-name="P164">Arquivo*</text:p>
          </table:table-cell>
          <table:table-cell table:style-name="Tabela6.A2" office:value-type="string">
            <text:p text:style-name="P167">Versao</text:p>
            <text:p text:style-name="P167">Arquivo</text:p>
          </table:table-cell>
          <table:table-cell table:style-name="Tabela6.A2" office:value-type="string">
            <text:p text:style-name="P134">X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S2" office:value-type="string">
            <text:p text:style-name="P143"/>
          </table:table-cell>
        </table:table-row>
        <table:table-row>
          <table:table-cell table:style-name="Tabela6.A2" office:value-type="string">
            <text:p text:style-name="P164">Layout</text:p>
            <text:p text:style-name="P164">VersaoLote*</text:p>
          </table:table-cell>
          <table:table-cell table:style-name="Tabela6.A2" office:value-type="string">
            <text:p text:style-name="P167">VersaoLote</text:p>
          </table:table-cell>
          <table:table-cell table:style-name="Tabela6.A2" office:value-type="string">
            <text:p text:style-name="P134">X</text:p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42">X</text:p>
          </table:table-cell>
          <table:table-cell table:style-name="Tabela6.A2" office:value-type="string">
            <text:p text:style-name="P142">X</text:p>
          </table:table-cell>
          <table:table-cell table:style-name="Tabela6.S2" office:value-type="string">
            <text:p text:style-name="P143"/>
          </table:table-cell>
        </table:table-row>
        <table:table-row>
          <table:table-cell table:style-name="Tabela6.A2" office:value-type="string">
            <text:p text:style-name="P165">Local</text:p>
            <text:p text:style-name="P165">Pagamento<text:span text:style-name="T16">³</text:span></text:p>
          </table:table-cell>
          <table:table-cell table:style-name="Tabela6.A2" office:value-type="string">
            <text:p text:style-name="P168">Local</text:p>
            <text:p text:style-name="P168">Pagamento</text:p>
          </table:table-cell>
          <table:table-cell table:style-name="Tabela6.A2" office:value-type="string">
            <text:p text:style-name="P139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0"/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40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31"/>
          </table:table-cell>
          <table:table-cell table:style-name="Tabela6.S2" office:value-type="string">
            <text:p text:style-name="P136">X</text:p>
          </table:table-cell>
        </table:table-row>
      </table:table>
      <text:p text:style-name="P8"/>
      <text:p text:style-name="P13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7">Componente</text:p>
          </table:table-cell>
          <table:table-cell table:style-name="Tabela7.A1" office:value-type="string">
            <text:p text:style-name="P193">Monitor/ Lib</text:p>
          </table:table-cell>
          <table:table-cell table:style-name="Tabela7.A1" office:value-type="string">
            <text:p text:style-name="P177">Uniprime XX</text:p>
          </table:table-cell>
          <table:table-cell table:style-name="Tabela7.A1" office:value-type="string">
            <text:p text:style-name="P178">Unicred XX</text:p>
          </table:table-cell>
          <table:table-cell table:style-name="Tabela7.A1" office:value-type="string">
            <text:p text:style-name="P170">B<text:span text:style-name="T19">anese</text:span></text:p>
          </table:table-cell>
          <table:table-cell table:style-name="Tabela7.A1" office:value-type="string">
            <text:p text:style-name="P173">C<text:span text:style-name="T19">redsis</text:span></text:p>
          </table:table-cell>
          <table:table-cell table:style-name="Tabela7.A1" office:value-type="string">
            <text:p text:style-name="P170">C<text:span text:style-name="T19">resol</text:span></text:p>
          </table:table-cell>
          <table:table-cell table:style-name="Tabela7.A1" office:value-type="string">
            <text:p text:style-name="P179">CitiBank</text:p>
          </table:table-cell>
          <table:table-cell table:style-name="Tabela7.A1" office:value-type="string">
            <text:p text:style-name="P180">ABC Brasil</text:p>
          </table:table-cell>
          <table:table-cell table:style-name="Tabela7.A1" office:value-type="string">
            <text:p text:style-name="P181">Bancoob</text:p>
          </table:table-cell>
          <table:table-cell table:style-name="Tabela7.A1" office:value-type="string">
            <text:p text:style-name="P181">Banrisul</text:p>
          </table:table-cell>
          <table:table-cell table:style-name="Tabela7.L1" office:value-type="string">
            <text:p text:style-name="P171">S<text:span text:style-name="T26">antander</text:span></text:p>
          </table:table-cell>
        </table:table-row>
        <table:table-row>
          <table:table-cell table:style-name="Tabela7.A2" office:value-type="string">
            <text:p text:style-name="P164">Casas</text:p>
            <text:p text:style-name="P164">Decimais</text:p>
            <text:p text:style-name="P164">MoraJuros</text:p>
          </table:table-cell>
          <table:table-cell table:style-name="Tabela7.A2" office:value-type="string">
            <text:p text:style-name="P200">Não Implementado</text:p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L2" office:value-type="string">
            <text:p text:style-name="P137">X</text:p>
          </table:table-cell>
        </table:table-row>
        <table:table-row>
          <table:table-cell table:style-name="Tabela7.A2" office:value-type="string">
            <text:p text:style-name="P164">Layout</text:p>
            <text:p text:style-name="P164">Versao</text:p>
            <text:p text:style-name="P164">Arquivo*</text:p>
          </table:table-cell>
          <table:table-cell table:style-name="Tabela7.A2" office:value-type="string">
            <text:p text:style-name="P167">Versao</text:p>
            <text:p text:style-name="P167">Arquivo</text:p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45"/>
          </table:table-cell>
          <table:table-cell table:style-name="Tabela7.A2" office:value-type="string">
            <text:p text:style-name="P137">X</text:p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L2" office:value-type="string">
            <text:p text:style-name="P137">X</text:p>
          </table:table-cell>
        </table:table-row>
        <table:table-row>
          <table:table-cell table:style-name="Tabela7.A2" office:value-type="string">
            <text:p text:style-name="P164">Layout</text:p>
            <text:p text:style-name="P164">VersaoLote*</text:p>
          </table:table-cell>
          <table:table-cell table:style-name="Tabela7.A2" office:value-type="string">
            <text:p text:style-name="P167">VersaoLote</text:p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45">X</text:p>
          </table:table-cell>
          <table:table-cell table:style-name="Tabela7.A2" office:value-type="string">
            <text:p text:style-name="P137">X</text:p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3"/>
          </table:table-cell>
          <table:table-cell table:style-name="Tabela7.L2" office:value-type="string">
            <text:p text:style-name="P137">X</text:p>
          </table:table-cell>
        </table:table-row>
        <table:table-row>
          <table:table-cell table:style-name="Tabela7.A2" office:value-type="string">
            <text:p text:style-name="P164">Local</text:p>
            <text:p text:style-name="P164">Pagamento<text:span text:style-name="T16">³</text:span></text:p>
          </table:table-cell>
          <table:table-cell table:style-name="Tabela7.A2" office:value-type="string">
            <text:p text:style-name="P168">Local</text:p>
            <text:p text:style-name="P168">Pagamento</text:p>
          </table:table-cell>
          <table:table-cell table:style-name="Tabela7.A2" office:value-type="string">
            <text:p text:style-name="P136">X</text:p>
          </table:table-cell>
          <table:table-cell table:style-name="Tabela7.A2" office:value-type="string">
            <text:p text:style-name="P136">X</text:p>
          </table:table-cell>
          <table:table-cell table:style-name="Tabela7.A2" office:value-type="string">
            <text:p text:style-name="P136">X</text:p>
          </table:table-cell>
          <table:table-cell table:style-name="Tabela7.A2" office:value-type="string">
            <text:p text:style-name="P136">X</text:p>
          </table:table-cell>
          <table:table-cell table:style-name="Tabela7.A2" office:value-type="string">
            <text:p text:style-name="P136">X</text:p>
          </table:table-cell>
          <table:table-cell table:style-name="Tabela7.A2" office:value-type="string">
            <text:p text:style-name="P136">X</text:p>
          </table:table-cell>
          <table:table-cell table:style-name="Tabela7.A2" office:value-type="string">
            <text:p text:style-name="P144">X</text:p>
          </table:table-cell>
          <table:table-cell table:style-name="Tabela7.A2" office:value-type="string">
            <text:p text:style-name="P138">X</text:p>
          </table:table-cell>
          <table:table-cell table:style-name="Tabela7.A2" office:value-type="string">
            <text:p text:style-name="P138">X</text:p>
          </table:table-cell>
          <table:table-cell table:style-name="Tabela7.L2" office:value-type="string">
            <text:p text:style-name="P138">X</text:p>
          </table:table-cell>
        </table:table-row>
      </table:table>
      <text:p text:style-name="P13"/>
      <text:p text:style-name="P215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09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2">Componente</text:p>
          </table:table-cell>
          <table:table-cell table:style-name="Tabela3.A2" office:value-type="string">
            <text:p text:style-name="P194">Monitor/ Lib</text:p>
          </table:table-cell>
          <table:table-cell table:style-name="Tabela3.A2" office:value-type="string">
            <text:p text:style-name="P191">Banco do Brasil Sicoob</text:p>
          </table:table-cell>
          <table:table-cell table:style-name="Tabela3.A2" office:value-type="string">
            <text:p text:style-name="P185">S<text:span text:style-name="T20">afra Bradesco</text:span></text:p>
          </table:table-cell>
          <table:table-cell table:style-name="Tabela3.A2" office:value-type="string">
            <text:p text:style-name="P191">Pine Bradesco</text:p>
          </table:table-cell>
          <table:table-cell table:style-name="Tabela3.F2" office:value-type="string">
            <text:p text:style-name="P212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3.A2" office:value-type="string">
            <text:p text:style-name="P164">CasasDecimaisMoraJuros</text:p>
          </table:table-cell>
          <table:table-cell table:style-name="Tabela3.A2" office:value-type="string">
            <text:p text:style-name="P169">Não Implementado</text:p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F2" office:value-type="string">
            <text:p text:style-name="P116"/>
          </table:table-cell>
        </table:table-row>
        <table:table-row>
          <table:table-cell table:style-name="Tabela3.A2" office:value-type="string">
            <text:p text:style-name="P164">LayoutVersaoArquivo*</text:p>
          </table:table-cell>
          <table:table-cell table:style-name="Tabela3.A2" office:value-type="string">
            <text:p text:style-name="P167">VersaoArquivo</text:p>
          </table:table-cell>
          <table:table-cell table:style-name="Tabela3.A2" office:value-type="string">
            <text:p text:style-name="P127"/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F2" office:value-type="string">
            <text:p text:style-name="P119"/>
          </table:table-cell>
        </table:table-row>
        <table:table-row>
          <table:table-cell table:style-name="Tabela3.A2" office:value-type="string">
            <text:p text:style-name="P164">LayoutVersaoLote*</text:p>
          </table:table-cell>
          <table:table-cell table:style-name="Tabela3.A2" office:value-type="string">
            <text:p text:style-name="P167">VersaoLote</text:p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F2" office:value-type="string">
            <text:p text:style-name="P119"/>
          </table:table-cell>
        </table:table-row>
        <table:table-row>
          <table:table-cell table:style-name="Tabela3.A2" office:value-type="string">
            <text:p text:style-name="P164">LocalPagamento<text:span text:style-name="T16">³</text:span></text:p>
          </table:table-cell>
          <table:table-cell table:style-name="Tabela3.A2" office:value-type="string">
            <text:p text:style-name="P168">LocalPagamento</text:p>
          </table:table-cell>
          <table:table-cell table:style-name="Tabela3.A2" office:value-type="string">
            <text:p text:style-name="P128">X</text:p>
          </table:table-cell>
          <table:table-cell table:style-name="Tabela3.A2" office:value-type="string">
            <text:p text:style-name="P128">X</text:p>
          </table:table-cell>
          <table:table-cell table:style-name="Tabela3.A2" office:value-type="string">
            <text:p text:style-name="P128">X</text:p>
          </table:table-cell>
          <table:table-cell table:style-name="Tabela3.F2" office:value-type="string">
            <text:p text:style-name="P128">X</text:p>
          </table:table-cell>
        </table:table-row>
        <table:table-row>
          <table:table-cell table:style-name="Tabela3.A2" office:value-type="string">
            <text:p text:style-name="P166">NumeroCorrespondente<text:span text:style-name="T24">³</text:span></text:p>
          </table:table-cell>
          <table:table-cell table:style-name="Tabela3.A2" office:value-type="string">
            <text:p text:style-name="P167">NumeroCorrespondente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F2" office:value-type="string">
            <text:p text:style-name="P121">X</text:p>
          </table:table-cell>
        </table:table-row>
      </table:table>
      <text:p text:style-name="P4"/>
      <text:p text:style-name="P5">¹ <text:span text:style-name="T25">Informações utilizadas somente para impressão do boleto</text:span></text:p>
      <text:p text:style-name="P7"/>
      <text:p text:style-name="P5">² <text:span text:style-name="T25">Propriedade que poder informada tanto no cedente, quanto no titulo, se informado no cedente o titulo herdará o mesmo valor.</text:span></text:p>
      <text:p text:style-name="P7"/>
      <text:p text:style-name="P5">³ <text:span text:style-name="T25">Componente atribui valor default conforme regras dos bancos.</text:span></text:p>
      <text:p text:style-name="P7"/>
      <text:p text:style-name="P7"/>
      <text:p text:style-name="P7"/>
      <text:p text:style-name="P14">3. Outras Informações Importantes</text:p>
      <text:p text:style-name="P7"/>
      <text:p text:style-name="P15"><text:span text:style-name="T32">3.1 </text:span>Banco do Brasil</text:p>
      <text:p text:style-name="P28"/>
      <text:p text:style-name="P33">ACBrBoleto.Banco.LayoutVersaoArquivo: Informar a versão do layout sendo utilizado, assume valor default caso nada seja informado.</text:p>
      <text:p text:style-name="P28"/>
      <text:p text:style-name="P28">ACBrBoleto.Cedente.Convenio: deve-se informar o convênio sem 0 a esquerda, pois junto com a carteira determina a quantidade de digitos livres para uso no nosso número.</text:p>
      <text:p text:style-name="P28"/>
      <text:p text:style-name="P28">Modalidade: Informar o valor chamado de variação pelo banco.</text:p>
      <text:p text:style-name="P28"/>
      <text:p text:style-name="P64">DataLimitePagto: esse campo é utilizado para cálculo dos dias para recebimento após vencimento.</text:p>
      <text:p text:style-name="P28"/>
      <text:p text:style-name="P16"><text:span text:style-name="T32">3.2 </text:span>Banestes</text:p>
      <text:p text:style-name="P35"/>
      <text:p text:style-name="P35">Modalidade: Tipo de cobrança informado pelo banco, com valores possíveis conforme manual do banco (2, 3, 4, 5, 6 e 7), usado para montar o campo AsBace.</text:p>
      <text:p text:style-name="P28"/>
      <text:p text:style-name="P17"><text:span text:style-name="T32">3.3 </text:span>Sicredi</text:p>
      <text:p text:style-name="P36"/>
      <text:p text:style-name="P36">ACBrTitulo.ACBrBoleto.Cedente.AgenciaDigito: Valor informado pelo banco como Posto Beneficiário, com 2 digitos.</text:p>
      <text:p text:style-name="P36"/>
      <text:p text:style-name="P29">Modalidade: Tipo de cobrança, 1- Com Registro ou diferente de 1 -Sem registro (atualmente em vigor somente cobrança com registro).</text:p>
      <text:p text:style-name="P36"><text:soft-page-break/></text:p>
      <text:p text:style-name="P36">Titulo[x].CodigoGeração: Valor definido pelo banco como sendo o Byte de geração.</text:p>
      <text:p text:style-name="P36"/>
      <text:p text:style-name="P37">Titulo[x].CodigoMora: A- Valor ou B-Percentual.</text:p>
      <text:p text:style-name="P56"/>
      <text:p text:style-name="P38">Titulo[x].Informativo: Stringlist para envio de texto a ser impresso no boleto quando o mesmo é feito pelo banco.</text:p>
      <text:p text:style-name="P36"/>
      <text:p text:style-name="P18"><text:span text:style-name="T32">3.4 </text:span>Caixa Econômica Sicob</text:p>
      <text:p text:style-name="P45"/>
      <text:p text:style-name="P39">Titulo[x].Carteira: Informar RG para cobrança registrada e SR para cobrança sem registro (em vigor somente a registrada)</text:p>
      <text:p text:style-name="P57"/>
      <text:p text:style-name="P57"><text:span text:style-name="T1">Titulo[x]</text:span>.CarteiraEnvio: <text:span text:style-name="T2">Informar TceCedente para emissão do boleto pelo beneficiário e TceBanco para emissão pelo banco.</text:span></text:p>
      <text:p text:style-name="P57"/>
      <text:p text:style-name="P19"><text:span text:style-name="T32">3.5 </text:span>Caixa Econômica (SIGCB)</text:p>
      <text:p text:style-name="P30"/>
      <text:p text:style-name="P30">ACBrBoleto.Cedente.Convenio: deve-se informar o convênio incluíndo o Código de Operação.</text:p>
      <text:p text:style-name="P58"/>
      <text:p text:style-name="P59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59"/>
      <text:p text:style-name="P20"><text:span text:style-name="T32">3.6 </text:span>HSBC</text:p>
      <text:p text:style-name="P46"/>
      <text:p text:style-name="P40">Titulo[x].Carteira: Informar CSB / 1 – Carteira Registrada ou CNR / 2 – Carteira Sem Registro. (Atualmente somente Carteira Registrada em vigor)</text:p>
      <text:p text:style-name="P60"/>
      <text:p text:style-name="P47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47"/>
      <text:p text:style-name="P47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48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49">Quando a multa for cobrada logo após o vencimento, a propriedade <text:span text:style-name="T1">Titulo[x].</text:span>Instrucao1 deverá receber o valor 24.</text:p>
      <text:p text:style-name="P41"><text:s/></text:p>
      <text:p text:style-name="P21"><text:span text:style-name="T32">3.7 </text:span>Ban<text:span text:style-name="T8">co do Nordeste</text:span></text:p>
      <text:p text:style-name="P50"/>
      <text:p text:style-name="P42">Titulo[x].Carteira: Informar 01- Cobrança Simples Escritural, 02- Cobrança Vinculada, 04-Cobrança Simples, 05- Cobrança Vinculada ou I-Cobrança Simplificada.</text:p>
      <text:p text:style-name="P60"/>
      <text:p text:style-name="P61">Cedente.CaracTitulo: <text:span text:style-name="T6">Informar tcSimples para Cobrança Simples ou tcVinculada para cobrança vinculada.</text:span></text:p>
      <text:p text:style-name="P61"/>
      <text:p text:style-name="P61">Cedente.ResponEmissao: <text:span text:style-name="T6">Informar tbBancoEmite para emissão pelo banco ou tbCliEmite para emissão pelo beneficiário.</text:span></text:p>
      <text:p text:style-name="P61"/>
      <text:p text:style-name="P22"><text:span text:style-name="T32">3.8 </text:span>Banco BRB</text:p>
      <text:p text:style-name="P51"><text:soft-page-break/></text:p>
      <text:p text:style-name="P62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62"/>
      <text:p text:style-name="P23"><text:span text:style-name="T32">3.9 </text:span>Banco Safra</text:p>
      <text:p text:style-name="P52"/>
      <text:p text:style-name="P52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52"/>
      <text:p text:style-name="P52"><text:span text:style-name="T1">Titulo[x].</text:span>ValorAbatimento: Se informado multa, o mesmo não derá incluido na remessa, uma vez que neste banco são usadas as mesmas posições.</text:p>
      <text:p text:style-name="P52"/>
      <text:p text:style-name="P52">Banco Safra Bradesco</text:p>
      <text:p text:style-name="P52"/>
      <text:p text:style-name="P52"><text:span text:style-name="T1">Titulo[x].</text:span>CaracTitulo: Informe aqui a informação passada pelo banco como Código da Carteira, sendo tcSimples(1) ou tcVinculada(2).</text:p>
      <text:p text:style-name="P52"/>
      <text:p text:style-name="P24"><text:span text:style-name="T32">3.10 </text:span>Cecred</text:p>
      <text:p text:style-name="P54"/>
      <text:p text:style-name="P53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25"/>
      <text:p text:style-name="P25"><text:span text:style-name="T32">3.11 </text:span>Banco ABC Brasil</text:p>
      <text:p text:style-name="P55"/>
      <text:p text:style-name="P55">Cedente.IdentDistribuicao: <text:span text:style-name="T10">Informar de quem é a responsabilidade de distriibuição dos boletos, <text:s/>tbBancoDistribui ou tbClienteDistribui.</text:span></text:p>
      <text:p text:style-name="P55"/>
      <text:p text:style-name="P221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62"/>
      <text:p text:style-name="P216">Titulo[x].DataProtesto: Somente será adicionada a remessa se não houver sido informada nenhuma informação a propriedade Titulo[x].Instrucao1.</text:p>
      <text:p text:style-name="P63"/>
      <text:p text:style-name="P216">Titulo[x].DataProtesto: Somente será adicionada a remessa se não houver sido informada nenhuma informação a propriedade Titulo[x].Instrucao1.</text:p>
      <text:p text:style-name="P63"/>
      <text:p text:style-name="P216">Titulo[x].Instrucao2: Informar 1, 2 ou 3 conforme opção para baixa ou devolução do titulo, se nada for informado será adicionado automaticamente o código para Não Baixar.</text:p>
      <text:p text:style-name="P63"/>
      <text:p text:style-name="P43">Titulo[x].InstrucaoX: Se alguma das instruções contiver o código 94, a primeira mensagem da lista de mensagens será incluída no registro do Tipo 1 e as demais no registro especifico para mensagens.</text:p>
      <text:p text:style-name="P43"/>
      <text:p text:style-name="P26">3.12 UnicredES</text:p>
      <text:p text:style-name="P31"/>
      <text:p text:style-name="P34">ACBrBoleto.Banco.LayoutVersao<text:span text:style-name="T34">Lote</text:span>: Informar <text:s/>“<text:span text:style-name="T35">44</text:span><text:span text:style-name="T34">” para que a remessa seja gerada com o valor “</text:span><text:span text:style-name="T35">UNICRED</text:span><text:span text:style-name="T34">” ou “</text:span><text:span text:style-name="T35">944</text:span><text:span text:style-name="T34">” para <text:s/>ter o valor “</text:span><text:span text:style-name="T35">UNICRED DO BRASIL</text:span><text:span text:style-name="T34">” no header do arquivo.</text:span></text:p>
      <text:p text:style-name="P34"/>
      <text:p text:style-name="P224">3.1<text:span text:style-name="T36">3</text:span> <text:span text:style-name="T36">Banco Itaú</text:span></text:p>
      <text:p text:style-name="P223"><text:soft-page-break/></text:p>
      <text:p text:style-name="P65">Para Protesto <text:span text:style-name="T37">ou</text:span> Negativação preencher os campos: </text:p>
      <text:p text:style-name="P65"/>
      <text:p text:style-name="P44">Titulo[x].CodigoNegativacao: <text:span text:style-name="T36">Utilizar Código “7” para Negativação ou códigos para Protesto “1” ProtestoDiasCorrido, “2” </text:span>Protest<text:span text:style-name="T36">oDias</text:span>Uteis. </text:p>
      <text:p text:style-name="P44"/>
      <text:p text:style-name="P44">Titulo[x].<text:span text:style-name="T36">DataProtestoNegativacao ou </text:span>Titulo[x].<text:span text:style-name="T37">DataProtesto</text:span></text:p>
      <text:p text:style-name="P44"/>
      <text:p text:style-name="P27">3.1<text:span text:style-name="T38">4</text:span> <text:span text:style-name="T38">Banco Inter</text:span></text:p>
      <text:p text:style-name="P32"/>
      <text:p text:style-name="P218"><text:span text:style-name="T38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18"/>
      <text:p text:style-name="P218"><text:span text:style-name="T38">N</text:span>ecessário registrar primeiro a remessa para obter o nosso número de posse do nosso número é possível realizar a impressão da ficha de compens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/>
      <style:text-properties style:font-name="Arial1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loext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loext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5:05:42.316000000</meta:creation-date>
    <dc:date>2022-02-08T10:35:47.940000000</dc:date>
    <meta:editing-duration>PT9H4M1S</meta:editing-duration>
    <meta:editing-cycles>33</meta:editing-cycles>
    <meta:generator>LibreOffice/6.2.3.2$Windows_X86_64 LibreOffice_project/aecc05fe267cc68dde00352a451aa867b3b546ac</meta:generator>
    <meta:document-statistic meta:table-count="6" meta:image-count="0" meta:object-count="0" meta:page-count="9" meta:paragraph-count="625" meta:word-count="1560" meta:character-count="9554" meta:non-whitespace-character-count="8608"/>
    <meta:user-defined meta:name="DocumentEncoding">utf-8</meta:user-defined>
    <meta:user-defined meta:name="HTML" meta:value-type="boolean">true</meta:user-defined>
  </office:meta>
</office:document-meta>
</file>